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rsid="000c2ca1" officeooo:paragraph-rsid="000c2ca1"/>
    </style:style>
    <style:style style:name="P2" style:family="paragraph" style:parent-style-name="Standard">
      <style:text-properties style:font-name="Liberation Sans" officeooo:rsid="0018aaba" officeooo:paragraph-rsid="0018aaba"/>
    </style:style>
    <style:style style:name="P3" style:family="paragraph" style:parent-style-name="Standard">
      <style:text-properties style:font-name="Liberation Sans" officeooo:rsid="0018f780" officeooo:paragraph-rsid="0018f780"/>
    </style:style>
    <style:style style:name="P4" style:family="paragraph" style:parent-style-name="Standard">
      <style:text-properties style:font-name="Liberation Mono" officeooo:rsid="000ff73d" officeooo:paragraph-rsid="000ff73d"/>
    </style:style>
    <style:style style:name="P5" style:family="paragraph" style:parent-style-name="Standard">
      <style:text-properties style:font-name="Liberation Mono" officeooo:rsid="000ff73d" officeooo:paragraph-rsid="0018f780"/>
    </style:style>
    <style:style style:name="P6" style:family="paragraph" style:parent-style-name="Standard">
      <style:text-properties style:font-name="Liberation Mono" officeooo:rsid="000ff73d" officeooo:paragraph-rsid="001cafcd"/>
    </style:style>
    <style:style style:name="P7" style:family="paragraph" style:parent-style-name="Standard">
      <style:text-properties style:font-name="Liberation Mono" officeooo:rsid="000ff73d" officeooo:paragraph-rsid="0020ce9f"/>
    </style:style>
    <style:style style:name="P8" style:family="paragraph" style:parent-style-name="Standard">
      <style:text-properties style:font-name="Liberation Mono" officeooo:rsid="000ff73d" officeooo:paragraph-rsid="002497a7"/>
    </style:style>
    <style:style style:name="P9" style:family="paragraph" style:parent-style-name="Standard">
      <style:text-properties style:font-name="Liberation Mono" officeooo:rsid="0018f780" officeooo:paragraph-rsid="0021e53a"/>
    </style:style>
    <style:style style:name="P10" style:family="paragraph" style:parent-style-name="Standard">
      <style:text-properties style:font-name="Liberation Mono" fo:font-weight="bold" officeooo:rsid="001d0f0b" officeooo:paragraph-rsid="001d0f0b" style:font-weight-asian="bold" style:font-weight-complex="bold"/>
    </style:style>
    <style:style style:name="P11" style:family="paragraph" style:parent-style-name="Standard">
      <style:text-properties style:font-name="Liberation Mono" officeooo:rsid="001cafcd" officeooo:paragraph-rsid="001cafcd"/>
    </style:style>
    <style:style style:name="P12" style:family="paragraph" style:parent-style-name="Standard">
      <style:text-properties style:font-name="Liberation Mono" officeooo:rsid="001d0f0b" officeooo:paragraph-rsid="001d0f0b"/>
    </style:style>
    <style:style style:name="P13" style:family="paragraph" style:parent-style-name="Standard">
      <style:text-properties style:font-name="Liberation Mono" officeooo:rsid="002497a7" officeooo:paragraph-rsid="002497a7"/>
    </style:style>
    <style:style style:name="P14" style:family="paragraph" style:parent-style-name="Standard">
      <style:text-properties style:font-name="Liberation Mono" officeooo:rsid="0026423a" officeooo:paragraph-rsid="0026423a"/>
    </style:style>
    <style:style style:name="P15" style:family="paragraph" style:parent-style-name="Standard">
      <style:text-properties officeooo:paragraph-rsid="001ae378"/>
    </style:style>
    <style:style style:name="P16" style:family="paragraph" style:parent-style-name="Standard">
      <style:text-properties officeooo:rsid="001f7936" officeooo:paragraph-rsid="001f7936"/>
    </style:style>
    <style:style style:name="P17" style:family="paragraph" style:parent-style-name="Standard">
      <style:text-properties style:font-name="Liberation Mono" fo:font-weight="bold" officeooo:rsid="0018f780" officeooo:paragraph-rsid="0021e53a" style:font-weight-asian="bold" style:font-weight-complex="bold"/>
    </style:style>
    <style:style style:name="P18" style:family="paragraph" style:parent-style-name="Standard">
      <style:text-properties style:font-name="Liberation Mono" officeooo:rsid="000ff73d" officeooo:paragraph-rsid="0018f780"/>
    </style:style>
    <style:style style:name="P19" style:family="paragraph" style:parent-style-name="Standard">
      <style:text-properties style:font-name="Liberation Mono" officeooo:rsid="000ff73d" officeooo:paragraph-rsid="000ff73d"/>
    </style:style>
    <style:style style:name="P20" style:family="paragraph" style:parent-style-name="Standard">
      <style:text-properties style:font-name="Liberation Mono" officeooo:rsid="000ff73d" officeooo:paragraph-rsid="001cafcd"/>
    </style:style>
    <style:style style:name="P21" style:family="paragraph" style:parent-style-name="Standard">
      <style:text-properties style:font-name="Liberation Mono" officeooo:rsid="0027d908" officeooo:paragraph-rsid="0027d908"/>
    </style:style>
    <style:style style:name="P22" style:family="paragraph" style:parent-style-name="Standard">
      <style:text-properties style:font-name="Liberation Mono" officeooo:rsid="00293aa4" officeooo:paragraph-rsid="00293aa4"/>
    </style:style>
    <style:style style:name="P23" style:family="paragraph" style:parent-style-name="Standard">
      <style:text-properties style:font-name="Liberation Mono" officeooo:rsid="002aa223" officeooo:paragraph-rsid="002aa223"/>
    </style:style>
    <style:style style:name="P24" style:family="paragraph" style:parent-style-name="Standard">
      <style:text-properties style:font-name="Liberation Mono" officeooo:rsid="001d0f0b" officeooo:paragraph-rsid="002bac6a"/>
    </style:style>
    <style:style style:name="P25" style:family="paragraph" style:parent-style-name="Standard">
      <style:text-properties style:font-name="Liberation Mono" officeooo:rsid="001d0f0b" officeooo:paragraph-rsid="001d0f0b"/>
    </style:style>
    <style:style style:name="P26" style:family="paragraph" style:parent-style-name="Standard">
      <style:text-properties officeooo:paragraph-rsid="001ae378"/>
    </style:style>
    <style:style style:name="P27" style:family="paragraph" style:parent-style-name="Standard">
      <style:text-properties style:font-name="Liberation Sans" officeooo:rsid="000c2ca1" officeooo:paragraph-rsid="000c2ca1"/>
    </style:style>
    <style:style style:name="P28" style:family="paragraph" style:parent-style-name="Standard">
      <style:text-properties style:font-name="Liberation Sans" officeooo:rsid="002c43de" officeooo:paragraph-rsid="002c43de"/>
    </style:style>
    <style:style style:name="T1" style:family="text">
      <style:text-properties officeooo:rsid="000db398"/>
    </style:style>
    <style:style style:name="T2" style:family="text">
      <style:text-properties officeooo:rsid="000ff73d"/>
    </style:style>
    <style:style style:name="T3" style:family="text">
      <style:text-properties officeooo:rsid="0018aaba"/>
    </style:style>
    <style:style style:name="T4" style:family="text">
      <style:text-properties officeooo:rsid="0018f780"/>
    </style:style>
    <style:style style:name="T5" style:family="text">
      <style:text-properties fo:font-weight="bold" style:font-weight-asian="bold" style:font-weight-complex="bold"/>
    </style:style>
    <style:style style:name="T6" style:family="text">
      <style:text-properties officeooo:rsid="001cafcd"/>
    </style:style>
    <style:style style:name="T7" style:family="text">
      <style:text-properties style:font-name="Liberation Sans"/>
    </style:style>
    <style:style style:name="T8" style:family="text">
      <style:text-properties style:font-name="Liberation Sans" officeooo:rsid="001ae378"/>
    </style:style>
    <style:style style:name="T9" style:family="text">
      <style:text-properties style:font-name="Liberation Sans" officeooo:rsid="001cafcd"/>
    </style:style>
    <style:style style:name="T10" style:family="text">
      <style:text-properties style:font-name="Liberation Sans" officeooo:rsid="0027225b"/>
    </style:style>
    <style:style style:name="T11" style:family="text">
      <style:text-properties officeooo:rsid="001ea8bf"/>
    </style:style>
    <style:style style:name="T12" style:family="text">
      <style:text-properties officeooo:rsid="001f7936"/>
    </style:style>
    <style:style style:name="T13" style:family="text">
      <style:text-properties officeooo:rsid="00217ea2"/>
    </style:style>
    <style:style style:name="T14" style:family="text">
      <style:text-properties officeooo:rsid="0021e53a"/>
    </style:style>
    <style:style style:name="T15" style:family="text">
      <style:text-properties officeooo:rsid="0022df33"/>
    </style:style>
    <style:style style:name="T16" style:family="text">
      <style:text-properties officeooo:rsid="002497a7"/>
    </style:style>
    <style:style style:name="T17" style:family="text">
      <style:text-properties officeooo:rsid="00253c8a"/>
    </style:style>
    <style:style style:name="T18" style:family="text">
      <style:text-properties officeooo:rsid="00280235"/>
    </style:style>
    <style:style style:name="T19" style:family="text">
      <style:text-properties officeooo:rsid="002aa223"/>
    </style:style>
    <style:style style:name="T20" style:family="text">
      <style:text-properties officeooo:rsid="002bac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span text:style-name="T3">Image Tags</text:span> in AUTHOR</text:h>
      <text:p text:style-name="P1"/>
      <text:p text:style-name="P28">12/6/2020</text:p>
      <text:p text:style-name="P28"/>
      <text:p text:style-name="P1"><text:span text:style-name="T3">One of the primary design points in AUTHOR, is the attempt to make it easy to insert an image into a text. If your e-document is to be just a set of words, you may not need all of the extra features of</text:span><text:span text:style-name="T1"> AUTHOR, </text:span><text:span text:style-name="T3">including images</text:span><text:span text:style-name="T1">.</text:span></text:p>
      <text:p text:style-name="P1"/>
      <text:p text:style-name="P2">There are 3 image tags, their format largely based on historical use. Within each are several variants, so it is best to pick one and stay with it, rather than mixing image tags.</text:p>
      <text:p text:style-name="P2"/>
      <text:p text:style-name="P2">IM: <text:span text:style-name="T11">(modern usage, local image)</text:span></text:p>
      <text:p text:style-name="P2"/>
      <text:p text:style-name="P2">IM2: <text:span text:style-name="T11">(ancient usage, probably don’t do this)</text:span></text:p>
      <text:p text:style-name="P2"/>
      <text:p text:style-name="P2">RIM: <text:span text:style-name="T11">(modern usage, remote image, see caveats)</text:span></text:p>
      <text:p text:style-name="P2"/>
      <text:p text:style-name="P2"/>
      <text:p text:style-name="P3">There are several type<text:span text:style-name="T12">s</text:span> of implementation<text:span text:style-name="T12">s</text:span>. <text:span text:style-name="T12">A lot of </text:span><text:s/>klug<text:span text:style-name="T12">ing has taken place</text:span>, so it is rather complex. Best for the user to stick with ONE format, probably preferring to use the SIMPLEST.</text:p>
      <text:p text:style-name="P3"/>
      <text:p text:style-name="P15"><text:span text:style-name="T8">Note that all of the “newer” formats </text:span><text:span text:style-name="T9">REQUIRE</text:span><text:span text:style-name="T8"> an “anchor” name, which will be used to allow referral to the image as a separate entity </text:span><text:span text:style-name="T9">(for instance, in See Also)</text:span><text:span text:style-name="T8">. These anchor names MUST BE UNIQUE!</text:span></text:p>
      <text:p text:style-name="P15"><text:span text:style-name="T8"/></text:p>
      <text:p text:style-name="P16"><text:span text:style-name="T8">A</text:span><text:span text:style-name="T7">lso, the “newer” formats ASSUME that the next line of AUTHOR input is the caption. You can specify an empty caption using the “EMPTY:” tag </text:span><text:span text:style-name="T10">on the next input line</text:span><text:span text:style-name="T7">.</text:span></text:p>
      <text:p text:style-name="P3"/>
      <text:h text:style-name="Heading_20_2" text:outline-level="2">Types:</text:h>
      <text:p text:style-name="P3"/>
      <text:p text:style-name="P5"><text:span text:style-name="T5">2 entries </text:span>work for shortened LOCAL <text:span text:style-name="T4">(non-remote image, is included in the final e-book):</text:span></text:p>
      <text:p text:style-name="P5"/>
      <text:p text:style-name="P5">1) main image filename <text:span text:style-name="T4">WHICH IS THE SAME AS the</text:span> thumb image filename. <text:span text:style-name="T13">Each image type is located in its own storage area, so “xyz.jpg” can be both a thumbnail filename (living in a different directory), and main image filename (living in the main image directory)</text:span></text:p>
      <text:p text:style-name="P5">2) anchor <text:span text:style-name="T6">name (unique)</text:span></text:p>
      <text:p text:style-name="P5"/>
      <text:p text:style-name="P21">Next Line: caption for above</text:p>
      <text:p text:style-name="P5"/>
      <text:p text:style-name="P13">(images appear as stored, no size override during display)</text:p>
      <text:p text:style-name="P5"/>
      <text:p text:style-name="P5"/>
      <text:p text:style-name="P4"/>
      <text:p text:style-name="P5"><text:soft-page-break/><text:span text:style-name="T5">3 entries </text:span>work for shortened LOCAL <text:span text:style-name="T4">(non-remote image, is included in the final e-book):</text:span></text:p>
      <text:p text:style-name="P7"><text:s/></text:p>
      <text:p text:style-name="P7">1) main image filename</text:p>
      <text:p text:style-name="P4">2) thumb image filename <text:span text:style-name="T4">(if these </text:span><text:span text:style-name="T13">names</text:span><text:span text:style-name="T4"> are THE SAME, then </text:span><text:span text:style-name="T18">it might be best to </text:span><text:span text:style-name="T4">use the 2-entry type)</text:span></text:p>
      <text:p text:style-name="P6">3) anchor <text:span text:style-name="T6">name (unique)</text:span></text:p>
      <text:p text:style-name="P4"/>
      <text:p text:style-name="P23">Next input line is the caption.</text:p>
      <text:p text:style-name="P23"/>
      <text:p text:style-name="P13">(images appear as stored, no size override during display)</text:p>
      <text:p text:style-name="P8"><text:s text:c="5"/></text:p>
      <text:p text:style-name="P4"><text:s text:c="3"/></text:p>
      <text:p text:style-name="P4"><text:span text:style-name="T5">3 entries </text:span>work for REMOTE <text:span text:style-name="T4">(the image must have an accessible URL. Thumbnails are not used.) The REMOTE format will not work with e-books, such as EPUB or Kindle, since those are supposed to be self-contained!):</text:span></text:p>
      <text:p text:style-name="P4"/>
      <text:p text:style-name="P4">1) main image url (uses main filename)</text:p>
      <text:p text:style-name="P4">2) alt text (<text:span text:style-name="T4">would otherwise be the </text:span>thumb field)</text:p>
      <text:p text:style-name="P6">3) anchor <text:span text:style-name="T6">name (unique)</text:span></text:p>
      <text:p text:style-name="P4"/>
      <text:p text:style-name="P22">Next <text:span text:style-name="T19">input</text:span> line is the caption</text:p>
      <text:p text:style-name="P22"/>
      <text:p text:style-name="P13">(images appear as stored, no size override during display)</text:p>
      <text:p text:style-name="P8"/>
      <text:p text:style-name="P4"/>
      <text:p text:style-name="P5"><text:span text:style-name="T5">6 entries </text:span>are the ORIGINAL <text:span text:style-name="T19">format (created </text:span>for the facilities <text:span text:style-name="T19">book</text:span> project<text:span text:style-name="T19">). T</text:span>his arrangement is <text:span text:style-name="T19">probably</text:span> much too complex for ordinary use (and <text:span text:style-name="T14">some </text:span>fields <text:span text:style-name="T14">are</text:span> NO <text:span text:style-name="T14">LONGER</text:span> used) these <text:span text:style-name="T14">images</text:span> are ALWAYS <text:span text:style-name="T4">LOCAL:</text:span></text:p>
      <text:p text:style-name="P5"/>
      <text:p text:style-name="P5">1) main image filename</text:p>
      <text:p text:style-name="P5">2) thumbnail image filename</text:p>
      <text:p text:style-name="P5">3) pdfscale</text:p>
      <text:p text:style-name="P5">4) htmlwidth <text:span text:style-name="T16">(optional)</text:span></text:p>
      <text:p text:style-name="P5">5) pdfuse</text:p>
      <text:p text:style-name="P6">6) anchor <text:span text:style-name="T6">name (unique)</text:span></text:p>
      <text:p text:style-name="P6"/>
      <text:p text:style-name="P23">Next input line is the caption.</text:p>
      <text:p text:style-name="P5"><text:s text:c="9"/></text:p>
      <text:p text:style-name="P13">If “htmlwidth” is specified, it is a pixel count. The only Sink’s that use this value are the REVEAL and HTML sinks. This width is not used by any other output, such as PDF, EPUB, Kindle, etc. If this width is not specified, the image appears in its given size.</text:p>
      <text:p text:style-name="P13"/>
      <text:p text:style-name="P14">What we are saying regarding the “scale” or “width” of images, is that the author of the e-document should create the images with the desired size. Note that such creation includes ensuring that the <text:soft-page-break/>files sent to PDF, <text:span text:style-name="T19">for instance,</text:span> have the correct DPI setting (72 or possibly 144), particularly for print-on-demand. Large images are squeezed into the PDF layout by the FOP tool, so if you have a very large image (e.g., 3,000 pixels wide) it will make the PDF file large, but will not appear in the document <text:span text:style-name="T19">page</text:span> any different<text:span text:style-name="T19">ly</text:span> from an 800 pixel wide image. Only when the user zooms in with their PDF viewer, will they see the detail in the larger image. Some print-on-demand print devices choke on large images, or images that have incorrect DPI values.</text:p>
      <text:p text:style-name="P13"/>
      <text:p text:style-name="P11">Not all of their fields are currently used. For instance “pdfscale”, and “pdfuse” are most probably ignored, which is why we went with a much simpler format.</text:p>
      <text:p text:style-name="P4"><text:s text:c="9"/>*</text:p>
      <text:p text:style-name="P17">NOTE</text:p>
      <text:p text:style-name="P9"><text:span text:style-name="T2">FOR ALL THESE TYPES, the CAPTION is considered to be the next input line. </text:span>If you want an empty caption, you must use “EMPTY:”</text:p>
      <text:p text:style-name="P4"/>
      <text:p text:style-name="P10">IM2: old format</text:p>
      <text:p text:style-name="P12"/>
      <text:p text:style-name="P12">Kept for compatibility with the very first use of AUTHOR, which was my main <text:span text:style-name="T15">military history </text:span>book. It had much more complex image detailing. Subsequent <text:span text:style-name="T15">experience using</text:span> AUTHOR <text:span text:style-name="T15">for other projects</text:span>, showed that images can be dealt with <text:span text:style-name="T15">much more </text:span>simply. <text:span text:style-name="T15">Otherwise</text:span>, you <text:span text:style-name="T15">can be</text:span> into the weeds rapidly. This type of image is assumed to be LOCAL.</text:p>
      <text:p text:style-name="P4"/>
      <text:p text:style-name="P12">1) thumbnail image filename</text:p>
      <text:p text:style-name="P12">2) main image filename</text:p>
      <text:p text:style-name="P12">3) pdfscale, was tried and didn’t work well, so this field is ignored</text:p>
      <text:p text:style-name="P12">4) htmlwidth <text:span text:style-name="T17">(optional, see above. Only used by HTML-related Sink’s, such as REVEAL and HTML)</text:span></text:p>
      <text:p text:style-name="P12">5) pdfuse, now ignored</text:p>
      <text:p text:style-name="P24">6) image CAPTION – this is the primary reason for this format, where the caption is <text:span text:style-name="T15">e</text:span>mbedded in the IM2: tag, <text:span text:style-name="T20">NOT on the next input line</text:span>.</text:p>
      <text:p text:style-name="P24"/>
      <text:p text:style-name="P24">However (!) such a setup does not allow for multi-line captions. I tried using the double colon (::) for the caption lines, and it probably works. However, this is old stuff, best not used.</text:p>
      <text:p text:style-name="P12"/>
      <text:p text:style-name="P12">7) OPTIONAL anchor name. This is the only image <text:span text:style-name="T20">descriptor </text:span>format that <text:span text:style-name="T20">allows you to insert images that have no identification (and thus, can</text:span>no<text:span text:style-name="T20">t be </text:span>reference<text:span text:style-name="T20">d in the e-document</text:span>. Indeed, there won’t be an anchor, if you leave it off. Good <text:span text:style-name="T15">idea</text:span>? Don’t know.</text:p>
      <text:p text:style-name="P12"/>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17T14:10:48.356991297</meta:creation-date>
    <dc:date>2020-12-06T13:07:42.034656634</dc:date>
    <meta:editing-duration>PT2H7M10S</meta:editing-duration>
    <meta:editing-cycles>34</meta:editing-cycles>
    <meta:generator>LibreOffice/6.4.6.2$Linux_X86_64 LibreOffice_project/40$Build-2</meta:generator>
    <meta:document-statistic meta:table-count="0" meta:image-count="0" meta:object-count="0" meta:page-count="3" meta:paragraph-count="56" meta:word-count="909" meta:character-count="5148" meta:non-whitespace-character-count="4262"/>
  </office:meta>
</office:document-meta>
</file>